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02869c" officeooo:paragraph-rsid="0002869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02869c" officeooo:paragraph-rsid="0002869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09a28d" officeooo:paragraph-rsid="0009a28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0a1c3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b725f" officeooo:paragraph-rsid="000d328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0cc5f8" officeooo:paragraph-rsid="000cc5f8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0cc5f8" officeooo:paragraph-rsid="00121597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aff16" officeooo:paragraph-rsid="000aff1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b725f" officeooo:paragraph-rsid="000cc5f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fo:font-style="italic" fo:font-weight="normal" officeooo:paragraph-rsid="0002869c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36pt" fo:font-weight="bold" style:font-size-asian="36pt" style:font-weight-asian="bold" style:font-size-complex="36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/>
      <style:text-properties officeooo:paragraph-rsid="0002869c"/>
    </style:style>
    <style:style style:name="P23" style:family="paragraph" style:parent-style-name="Standard">
      <style:paragraph-properties fo:text-align="start" style:justify-single-word="false"/>
      <style:text-properties officeooo:paragraph-rsid="000a1c37"/>
    </style:style>
    <style:style style:name="P24" style:family="paragraph" style:parent-style-name="Standard">
      <style:paragraph-properties fo:text-align="start" style:justify-single-word="false"/>
      <style:text-properties officeooo:paragraph-rsid="000ee4ff"/>
    </style:style>
    <style:style style:name="P25" style:family="paragraph" style:parent-style-name="Standard">
      <style:paragraph-properties fo:text-align="start" style:justify-single-word="false"/>
      <style:text-properties officeooo:paragraph-rsid="00121597"/>
    </style:style>
    <style:style style:name="P26" style:family="paragraph" style:parent-style-name="Standard">
      <style:paragraph-properties fo:text-align="start" style:justify-single-word="false"/>
      <style:text-properties officeooo:paragraph-rsid="00140288"/>
    </style:style>
    <style:style style:name="P2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paragraph-rsid="00071360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officeooo:rsid="000b725f" officeooo:paragraph-rsid="000b725f"/>
    </style:style>
    <style:style style:name="P30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d3286" officeooo:paragraph-rsid="000d328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d3286" officeooo:paragraph-rsid="000ee4f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d3286" officeooo:paragraph-rsid="00102f0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102f0c" officeooo:paragraph-rsid="00102f0c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102f0c" officeooo:paragraph-rsid="00103823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103823" officeooo:paragraph-rsid="0010382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1" fo:font-size="12pt" fo:font-style="normal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fo:font-style="normal" officeooo:rsid="00103823" officeooo:paragraph-rsid="00103823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text-align="start" style:justify-single-word="false"/>
      <style:text-properties style:font-name="Arial1" fo:font-size="12pt" fo:font-style="normal" fo:font-weight="bold" officeooo:rsid="0010c82e" officeooo:paragraph-rsid="0010c82e" style:font-size-asian="12pt" style:font-style-asian="normal" style:font-weight-asian="bold" style:font-size-complex="12pt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color="#ff3333" style:font-name="Arial" fo:font-size="12pt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officeooo:rsid="0013930b" officeooo:paragraph-rsid="0013930b"/>
    </style:style>
    <style:style style:name="P45" style:family="paragraph" style:parent-style-name="Standard">
      <style:paragraph-properties fo:text-align="center" style:justify-single-word="false"/>
      <style:text-properties fo:color="#ff0000" style:font-name="Arial-BoldMT" fo:font-size="36pt" fo:font-weight="bold" style:font-size-asian="36pt" style:font-weight-asian="bold" style:font-size-complex="18pt"/>
    </style:style>
    <style:style style:name="P46" style:family="paragraph" style:parent-style-name="Standard">
      <style:paragraph-properties fo:text-align="center" style:justify-single-word="false"/>
      <style:text-properties style:font-name="Arial-BoldMT" fo:font-size="36pt" fo:font-weight="bold" style:font-size-asian="36pt" style:font-weight-asian="bold" style:font-size-complex="18pt"/>
    </style:style>
    <style:style style:name="P47" style:family="paragraph" style:parent-style-name="Standard">
      <style:paragraph-properties fo:text-align="start" style:justify-single-word="false"/>
      <style:text-properties style:font-name="Arial-BoldMT" fo:font-size="16pt" fo:font-style="normal" fo:font-weight="bold" style:font-size-asian="16pt" style:font-style-asian="normal" style:font-weight-asian="bold" style:font-size-complex="12pt" style:font-style-complex="normal"/>
    </style:style>
    <style:style style:name="P48" style:family="paragraph" style:parent-style-name="Standard">
      <style:paragraph-properties fo:text-align="center" style:justify-single-word="false"/>
      <style:text-properties style:font-name="Arial-ItalicMT" fo:font-size="14pt" fo:font-style="italic" fo:font-weight="normal" style:font-size-asian="14pt" style:font-style-asian="italic" style:font-weight-asian="normal" style:font-size-complex="36pt" style:font-style-complex="italic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Arial" fo:font-size="12pt" officeooo:rsid="0002869c" officeooo:paragraph-rsid="000406e4" style:font-size-asian="12pt" style:font-size-complex="12pt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Arial" fo:font-size="12pt" officeooo:rsid="0004af2a" officeooo:paragraph-rsid="0004af2a" style:font-size-asian="12pt" style:font-size-complex="12pt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4af2a" officeooo:paragraph-rsid="000406e4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4af2a" officeooo:paragraph-rsid="0004af2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style="normal" officeooo:rsid="0009a28d" officeooo:paragraph-rsid="0009a28d" style:font-size-asian="12pt" style:font-style-asian="normal" style:font-size-complex="12pt" style:font-style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aff16" officeooo:paragraph-rsid="000aff16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b725f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b725f" officeooo:paragraph-rsid="000b725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cc5f8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cc5f8" officeooo:paragraph-rsid="000b725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rial" fo:font-size="14pt" fo:font-weight="bold" officeooo:rsid="00081a4e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4pt" fo:font-style="normal" officeooo:rsid="0009a28d" officeooo:paragraph-rsid="0009a28d" style:font-size-asian="14pt" style:font-style-asian="normal" style:font-size-complex="14pt" style:font-style-complex="normal"/>
    </style:style>
    <style:style style:name="P62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d3286" officeooo:paragraph-rsid="000d3286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d3286" officeooo:paragraph-rsid="00103823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Arial1" fo:font-size="14pt" fo:font-style="normal" fo:font-weight="bold" style:font-size-asian="14pt" style:font-style-asian="normal" style:font-weight-asian="bold" style:font-size-complex="14pt" style:font-style-complex="normal"/>
    </style:style>
    <style:style style:name="P67" style:family="paragraph" style:parent-style-name="Standard">
      <style:paragraph-properties fo:text-align="start" style:justify-single-word="false"/>
      <style:text-properties style:font-name="Arial1" fo:font-size="14pt" fo:font-style="normal" fo:font-weight="bold" officeooo:rsid="0010c82e" style:font-size-asian="14pt" style:font-style-asian="normal" style:font-weight-asian="bold" style:font-size-complex="14pt" style:font-style-complex="normal"/>
    </style:style>
    <style:style style:name="P68" style:family="paragraph" style:parent-style-name="Standard">
      <style:paragraph-properties fo:text-align="start" style:justify-single-word="false"/>
      <style:text-properties style:font-name="Arial1" fo:font-size="14pt" fo:font-weight="bold" style:font-size-asian="14pt" style:font-weight-asian="bold" style:font-size-complex="14pt"/>
    </style:style>
    <style:style style:name="P69" style:family="paragraph" style:parent-style-name="Standard">
      <style:paragraph-properties fo:text-align="start" style:justify-single-word="false"/>
      <style:text-properties fo:color="#000000" style:font-name="Arial1" fo:font-size="12pt" fo:font-weight="bold" officeooo:rsid="00121597" style:font-size-asian="12pt" style:font-weight-asian="bold" style:font-size-complex="12pt" style:font-weight-complex="bold"/>
    </style:style>
    <style:style style:name="P70" style:family="paragraph" style:parent-style-name="Standard" style:list-style-name="L1">
      <style:paragraph-properties fo:text-align="start" style:justify-single-word="false"/>
      <style:text-properties officeooo:paragraph-rsid="000406e4"/>
    </style:style>
    <style:style style:name="P71" style:family="paragraph" style:parent-style-name="Standard" style:list-style-name="L1">
      <style:paragraph-properties fo:text-align="start" style:justify-single-word="false"/>
      <style:text-properties officeooo:paragraph-rsid="0004af2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81a4e" style:font-style-asian="normal" style:font-style-complex="normal"/>
    </style:style>
    <style:style style:name="T3" style:family="text">
      <style:text-properties fo:font-style="normal" officeooo:rsid="0015b773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40288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b773" style:font-style-asian="normal" style:font-weight-asian="normal" style:font-style-complex="normal" style:font-weight-complex="normal"/>
    </style:style>
    <style:style style:name="T7" style:family="text">
      <style:text-properties style:font-name="Arial-BoldMT" fo:font-size="16pt" fo:font-weight="bold" style:font-size-asian="16pt" style:font-weight-asian="bold"/>
    </style:style>
    <style:style style:name="T8" style:family="text">
      <style:text-properties style:font-name="Arial-BoldMT" fo:font-size="16pt" fo:font-style="normal" fo:font-weight="bold" officeooo:rsid="0010c82e" style:font-size-asian="16pt" style:font-style-asian="normal" style:font-weight-asian="bold" style:font-size-complex="12pt" style:font-style-complex="normal"/>
    </style:style>
    <style:style style:name="T9" style:family="text">
      <style:text-properties style:font-name="Arial-ItalicMT"/>
    </style:style>
    <style:style style:name="T10" style:family="text">
      <style:text-properties style:font-name="Arial-ItalicMT" fo:font-size="14pt" style:font-size-asian="14pt"/>
    </style:style>
    <style:style style:name="T11" style:family="text">
      <style:text-properties style:font-name="Arial-ItalicMT" fo:font-size="14pt" officeooo:rsid="0002869c" style:font-size-asian="14pt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fo:font-weight="bold" officeooo:rsid="0010c82e" style:font-size-asian="12pt" style:font-weight-asian="bold" style:font-size-complex="12pt"/>
    </style:style>
    <style:style style:name="T14" style:family="text">
      <style:text-properties officeooo:rsid="000406e4"/>
    </style:style>
    <style:style style:name="T15" style:family="text">
      <style:text-properties style:font-name="Arial"/>
    </style:style>
    <style:style style:name="T16" style:family="text">
      <style:text-properties style:font-name="Arial" fo:font-size="14pt" officeooo:rsid="0002869c" style:font-size-asian="14pt" style:font-size-complex="14pt"/>
    </style:style>
    <style:style style:name="T17" style:family="text">
      <style:text-properties style:font-name="Arial" fo:font-size="14pt" fo:font-weight="bold" officeooo:rsid="00081a4e" style:font-size-asian="14pt" style:font-weight-asian="bold" style:font-size-complex="14pt" style:font-weight-complex="bold"/>
    </style:style>
    <style:style style:name="T18" style:family="text">
      <style:text-properties style:font-name="Arial" fo:font-size="12pt" fo:font-style="normal" officeooo:rsid="000a1c37" style:font-size-asian="12pt" style:font-style-asian="normal" style:font-size-complex="12pt" style:font-style-complex="normal"/>
    </style:style>
    <style:style style:name="T19" style:family="text">
      <style:text-properties style:font-name="Arial" fo:font-size="12pt" fo:font-style="normal" officeooo:rsid="000b725f" style:font-size-asian="12pt" style:font-style-asian="normal" style:font-size-complex="12pt" style:font-style-complex="normal"/>
    </style:style>
    <style:style style:name="T20" style:family="text">
      <style:text-properties style:font-name="Arial" fo:font-size="12pt" fo:font-style="normal" officeooo:rsid="00121597" style:font-size-asian="12pt" style:font-style-asian="normal" style:font-size-complex="12pt" style:font-style-complex="normal"/>
    </style:style>
    <style:style style:name="T21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0a1c3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0aff16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0b725f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0cc5f8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140288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bold" officeooo:rsid="00140288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Arial" fo:font-size="12pt" fo:font-weight="bold" officeooo:rsid="0002869c" style:font-size-asian="12pt" style:font-weight-asian="bold" style:font-size-complex="12pt" style:font-weight-complex="bold"/>
    </style:style>
    <style:style style:name="T29" style:family="text">
      <style:text-properties style:font-name="Arial" fo:font-size="12pt" fo:font-weight="bold" officeooo:rsid="000406e4" style:font-size-asian="12pt" style:font-weight-asian="bold" style:font-size-complex="12pt" style:font-weight-complex="bold"/>
    </style:style>
    <style:style style:name="T30" style:family="text">
      <style:text-properties style:font-name="Arial" fo:font-size="12pt" fo:font-weight="bold" officeooo:rsid="0004af2a" style:font-size-asian="12pt" style:font-weight-asian="bold" style:font-size-complex="12pt" style:font-weight-complex="bold"/>
    </style:style>
    <style:style style:name="T31" style:family="text">
      <style:text-properties style:font-name="Arial" fo:font-size="12pt" officeooo:rsid="0002869c" style:font-size-asian="12pt" style:font-size-complex="12pt"/>
    </style:style>
    <style:style style:name="T32" style:family="text">
      <style:text-properties style:font-name="Arial" fo:font-size="12pt" officeooo:rsid="000406e4" style:font-size-asian="12pt" style:font-size-complex="12pt"/>
    </style:style>
    <style:style style:name="T33" style:family="text">
      <style:text-properties style:font-name="Arial" fo:font-size="12pt" officeooo:rsid="0004af2a" style:font-size-asian="12pt" style:font-size-complex="12pt"/>
    </style:style>
    <style:style style:name="T34" style:family="text">
      <style:text-properties style:font-name="Arial" fo:font-size="12pt" officeooo:rsid="0016246e" style:font-size-asian="12pt" style:font-size-complex="12pt"/>
    </style:style>
    <style:style style:name="T35" style:family="text">
      <style:text-properties style:font-name="Arial" fo:font-size="12pt" fo:font-weight="normal" officeooo:rsid="000406e4" style:font-size-asian="12pt" style:font-weight-asian="normal" style:font-size-complex="12pt" style:font-weight-complex="normal"/>
    </style:style>
    <style:style style:name="T36" style:family="text">
      <style:text-properties style:font-name="Arial" fo:font-size="12pt" fo:font-weight="normal" officeooo:rsid="0004af2a" style:font-size-asian="12pt" style:font-weight-asian="normal" style:font-size-complex="12pt" style:font-weight-complex="normal"/>
    </style:style>
    <style:style style:name="T37" style:family="text">
      <style:text-properties style:font-name="Arial" fo:font-size="12pt" fo:font-weight="normal" officeooo:rsid="0016246e" style:font-size-asian="12pt" style:font-weight-asian="normal" style:font-size-complex="12pt" style:font-weight-complex="normal"/>
    </style:style>
    <style:style style:name="T38" style:family="text">
      <style:text-properties style:font-name="Arial" fo:font-size="12pt" fo:font-weight="normal" officeooo:rsid="00081a4e" style:font-size-asian="12pt" style:font-weight-asian="normal" style:font-size-complex="12pt" style:font-weight-complex="normal"/>
    </style:style>
    <style:style style:name="T39" style:family="text">
      <style:text-properties style:font-name="Arial" fo:font-size="12pt" fo:font-weight="normal" officeooo:rsid="00065820" style:font-size-asian="12pt" style:font-weight-asian="normal" style:font-size-complex="12pt" style:font-weight-complex="normal"/>
    </style:style>
    <style:style style:name="T40" style:family="text">
      <style:text-properties style:font-name="Arial" fo:font-size="12pt" fo:font-weight="normal" officeooo:rsid="00071360" style:font-size-asian="12pt" style:font-weight-asian="normal" style:font-size-complex="12pt" style:font-weight-complex="normal"/>
    </style:style>
    <style:style style:name="T41" style:family="text">
      <style:text-properties style:font-name="Arial" fo:font-style="normal" style:font-style-asian="normal" style:font-style-complex="normal"/>
    </style:style>
    <style:style style:name="T42" style:family="text">
      <style:text-properties style:font-name="Arial" fo:font-style="normal" officeooo:rsid="000cc5f8" style:font-style-asian="normal" style:font-style-complex="normal"/>
    </style:style>
    <style:style style:name="T43" style:family="text">
      <style:text-properties style:font-name="Arial" fo:font-style="normal" officeooo:rsid="000d3286" style:font-style-asian="normal" style:font-style-complex="normal"/>
    </style:style>
    <style:style style:name="T44" style:family="text">
      <style:text-properties style:font-name="Arial" fo:font-style="normal" officeooo:rsid="0009a28d" style:font-style-asian="normal" style:font-style-complex="normal"/>
    </style:style>
    <style:style style:name="T45" style:family="text">
      <style:text-properties style:font-name="Arial" fo:font-style="normal" officeooo:rsid="00081a4e" style:font-style-asian="normal" style:font-style-complex="normal"/>
    </style:style>
    <style:style style:name="T46" style:family="text">
      <style:text-properties style:font-name="Arial" fo:font-weight="bold" officeooo:rsid="0004af2a" style:font-weight-asian="bold" style:font-weight-complex="bold"/>
    </style:style>
    <style:style style:name="T47" style:family="text">
      <style:text-properties style:font-name="Arial" fo:font-weight="normal" officeooo:rsid="0004af2a" style:font-weight-asian="normal" style:font-weight-complex="normal"/>
    </style:style>
    <style:style style:name="T48" style:family="text">
      <style:text-properties style:font-name="Arial" fo:font-weight="normal" officeooo:rsid="00065820" style:font-weight-asian="normal" style:font-weight-complex="normal"/>
    </style:style>
    <style:style style:name="T49" style:family="text">
      <style:text-properties style:font-name="Arial" fo:font-weight="normal" officeooo:rsid="00071360" style:font-weight-asian="normal" style:font-weight-complex="normal"/>
    </style:style>
    <style:style style:name="T50" style:family="text">
      <style:text-properties style:font-name="Arial" fo:font-weight="normal" officeooo:rsid="00081a4e" style:font-weight-asian="normal" style:font-weight-complex="normal"/>
    </style:style>
    <style:style style:name="T51" style:family="text">
      <style:text-properties style:font-name="Arial" fo:font-weight="normal" officeooo:rsid="000aff16" style:font-weight-asian="normal" style:font-weight-complex="normal"/>
    </style:style>
    <style:style style:name="T52" style:family="text">
      <style:text-properties style:font-name="Arial" officeooo:rsid="00071360"/>
    </style:style>
    <style:style style:name="T53" style:family="text">
      <style:text-properties style:font-name="Arial" officeooo:rsid="000aff16"/>
    </style:style>
    <style:style style:name="T54" style:family="text">
      <style:text-properties style:font-name="Arial" officeooo:rsid="0009a28d"/>
    </style:style>
    <style:style style:name="T55" style:family="text">
      <style:text-properties style:font-name="Arial" fo:font-style="italic" style:font-style-asian="italic" style:font-style-complex="italic"/>
    </style:style>
    <style:style style:name="T56" style:family="text">
      <style:text-properties style:font-name="Arial" officeooo:rsid="000b725f"/>
    </style:style>
    <style:style style:name="T57" style:family="text">
      <style:text-properties fo:font-weight="bold" style:font-weight-asian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0a1c37" style:font-weight-asian="bold" style:font-weight-complex="bold"/>
    </style:style>
    <style:style style:name="T60" style:family="text">
      <style:text-properties fo:font-weight="bold" officeooo:rsid="000aff16" style:font-weight-asian="bold" style:font-weight-complex="bold"/>
    </style:style>
    <style:style style:name="T61" style:family="text">
      <style:text-properties fo:font-weight="bold" officeooo:rsid="0013930b" style:font-weight-asian="bold" style:font-weight-complex="bold"/>
    </style:style>
    <style:style style:name="T62" style:family="text">
      <style:text-properties fo:font-weight="bold" officeooo:rsid="0010c82e" style:font-weight-asian="bold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04af2a" style:font-weight-asian="normal" style:font-weight-complex="normal"/>
    </style:style>
    <style:style style:name="T65" style:family="text">
      <style:text-properties fo:font-weight="normal" officeooo:rsid="000595c9" style:font-weight-asian="normal" style:font-weight-complex="normal"/>
    </style:style>
    <style:style style:name="T66" style:family="text">
      <style:text-properties fo:font-weight="normal" officeooo:rsid="00071360" style:font-weight-asian="normal" style:font-weight-complex="normal"/>
    </style:style>
    <style:style style:name="T67" style:family="text">
      <style:text-properties fo:font-weight="normal" officeooo:rsid="00081a4e" style:font-weight-asian="normal" style:font-weight-complex="normal"/>
    </style:style>
    <style:style style:name="T68" style:family="text">
      <style:text-properties fo:font-weight="normal" officeooo:rsid="000b725f" style:font-weight-asian="normal" style:font-weight-complex="normal"/>
    </style:style>
    <style:style style:name="T69" style:family="text">
      <style:text-properties fo:font-weight="normal" officeooo:rsid="00121597" style:font-weight-asian="normal" style:font-weight-complex="normal"/>
    </style:style>
    <style:style style:name="T70" style:family="text">
      <style:text-properties fo:font-weight="normal" officeooo:rsid="0016246e" style:font-weight-asian="normal" style:font-weight-complex="normal"/>
    </style:style>
    <style:style style:name="T71" style:family="text">
      <style:text-properties officeooo:rsid="0004af2a"/>
    </style:style>
    <style:style style:name="T72" style:family="text">
      <style:text-properties fo:color="#000000" style:font-name="Arial1" fo:font-size="12pt" fo:font-style="normal" style:text-underline-style="none" style:font-size-asian="12pt" style:font-style-asian="normal" style:font-size-complex="12pt" style:font-style-complex="normal"/>
    </style:style>
    <style:style style:name="T73" style:family="text">
      <style:text-properties fo:color="#000000" style:font-name="Arial1" fo:font-size="12pt" fo:font-style="normal" style:text-underline-style="none" officeooo:rsid="00121597" style:font-size-asian="12pt" style:font-style-asian="normal" style:font-size-complex="12pt" style:font-style-complex="normal"/>
    </style:style>
    <style:style style:name="T74" style:family="text">
      <style:text-properties fo:color="#000000" style:font-name="Arial1" fo:font-size="12pt" fo:font-style="normal" style:text-underline-style="none" officeooo:rsid="0013930b" style:font-size-asian="12pt" style:font-style-asian="normal" style:font-size-complex="12pt" style:font-style-complex="normal"/>
    </style:style>
    <style:style style:name="T75" style:family="text">
      <style:text-properties fo:color="#000000" style:font-name="Arial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fo:color="#000000" style:font-name="Arial1" fo:font-size="12pt" fo:font-style="normal" style:text-underline-style="none" fo:font-weight="bold" officeooo:rsid="0013930b" style:font-size-asian="12pt" style:font-style-asian="normal" style:font-weight-asian="bold" style:font-size-complex="12pt" style:font-style-complex="normal" style:font-weight-complex="bold"/>
    </style:style>
    <style:style style:name="T77" style:family="text">
      <style:text-properties fo:color="#000000" style:font-name="Arial" fo:font-size="12pt" fo:font-style="normal" fo:font-weight="normal" officeooo:rsid="00140288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officeooo:rsid="000b725f"/>
    </style:style>
    <style:style style:name="T79" style:family="text">
      <style:text-properties officeooo:rsid="000cc5f8"/>
    </style:style>
    <style:style style:name="T80" style:family="text">
      <style:text-properties style:font-name="Arial1" fo:font-size="12pt" fo:font-style="normal" fo:font-weight="normal" officeooo:rsid="000d3286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Arial1" fo:font-size="12pt" fo:font-style="normal" style:text-underline-style="solid" style:text-underline-width="auto" style:text-underline-color="font-color" fo:font-weight="normal" officeooo:rsid="000d3286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Arial1" fo:font-size="12pt" fo:font-style="normal" style:text-underline-style="solid" style:text-underline-width="auto" style:text-underline-color="font-color" fo:font-weight="normal" officeooo:rsid="000ee4ff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Arial1" fo:font-size="12pt" fo:font-style="normal" fo:font-weight="bold" style:font-size-asian="12pt" style:font-style-asian="normal" style:font-weight-asian="bold" style:font-size-complex="12pt" style:font-style-complex="normal"/>
    </style:style>
    <style:style style:name="T84" style:family="text">
      <style:text-properties style:font-name="Arial1" fo:font-size="12pt" fo:font-style="normal" fo:font-weight="bold" officeooo:rsid="0010c82e" style:font-size-asian="12pt" style:font-style-asian="normal" style:font-weight-asian="bold" style:font-size-complex="12pt" style:font-style-complex="normal"/>
    </style:style>
    <style:style style:name="T85" style:family="text">
      <style:text-properties style:font-name="Arial1" fo:font-size="14pt" fo:font-style="normal" fo:font-weight="bold" style:font-size-asian="14pt" style:font-style-asian="normal" style:font-weight-asian="bold" style:font-size-complex="14pt" style:font-style-complex="normal"/>
    </style:style>
    <style:style style:name="T86" style:family="text">
      <style:text-properties style:font-name="Arial1" fo:font-size="14pt" fo:font-style="normal" fo:font-weight="bold" officeooo:rsid="0010c82e" style:font-size-asian="14pt" style:font-style-asian="normal" style:font-weight-asian="bold" style:font-size-complex="14pt" style:font-style-complex="normal"/>
    </style:style>
    <style:style style:name="T87" style:family="text">
      <style:text-properties style:font-name="Arial1" fo:font-weight="bold" style:font-weight-asian="bold" style:font-weight-complex="bold"/>
    </style:style>
    <style:style style:name="T88" style:family="text">
      <style:text-properties style:font-name="Arial1" fo:font-weight="bold" officeooo:rsid="0010c82e" style:font-weight-asian="bold" style:font-weight-complex="bold"/>
    </style:style>
    <style:style style:name="T89" style:family="text">
      <style:text-properties officeooo:rsid="000ee4ff"/>
    </style:style>
    <style:style style:name="T90" style:family="text">
      <style:text-properties officeooo:rsid="00103823"/>
    </style:style>
    <style:style style:name="T91" style:family="text">
      <style:text-properties officeooo:rsid="0010c82e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officeooo:rsid="0013930b"/>
    </style:style>
    <style:style style:name="T94" style:family="text">
      <style:text-properties officeooo:rsid="00140288"/>
    </style:style>
    <style:style style:name="T95" style:family="text">
      <style:text-properties officeooo:rsid="001624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Cahier des charges</text:p>
      <text:p text:style-name="P46"/>
      <text:p text:style-name="P19">YOUnison</text:p>
      <text:p text:style-name="P48"/>
      <text:p text:style-name="P20"><text:span text:style-name="T10">Projet de soutenance WF3 201</text:span><text:span text:style-name="T11">9</text:span></text:p>
      <text:p text:style-name="P18">Loïc Grosjean, Marceau Gérard, Steven Guidat, <text:span text:style-name="T9">Yan Pernot</text:span></text:p>
      <text:p text:style-name="P1"/>
      <text:p text:style-name="P1"/>
      <text:p text:style-name="P1"/>
      <text:p text:style-name="P22"><text:span text:style-name="T16">1) </text:span><text:span text:style-name="T17">PRÉSENTATION DE L’ÉQUIPE</text:span></text:p>
      <text:p text:style-name="P2"/>
      <text:list xml:id="list24028022" text:style-name="L1">
        <text:list-item>
          <text:p text:style-name="P70"><text:span text:style-name="T28">Loïc Grosjean</text:span><text:span text:style-name="T31"> : </text:span><text:span text:style-name="T32">Durant ce projet, je me suis chargé de la partie back-end avec laquelle j’ai été très à l’aise . Je me suis occupé de la c</text:span><text:span text:style-name="T31">réation des entités avec Symfony </text:span><text:span text:style-name="T32">et Dia. <text:s/>J’ai crée le </text:span><text:span text:style-name="T31">Système de publication d’article </text:span><text:span text:style-name="T32">ainsi que son <text:s/>s</text:span><text:span text:style-name="T31">ystème de modification. </text:span><text:span text:style-name="T32">J’ai codé la partie concernant la p</text:span><text:span text:style-name="T31">ublication de</text:span><text:span text:style-name="T32">s</text:span><text:span text:style-name="T31"> commentaire</text:span><text:span text:style-name="T32">s</text:span><text:span text:style-name="T31">. </text:span><text:span text:style-name="T33">J’ai élaboré en P</text:span><text:span text:style-name="T34">HP</text:span><text:span text:style-name="T33"> le système d’inscription et de connexion.</text:span></text:p>
          <text:p text:style-name="P49"/>
        </text:list-item>
        <text:list-item>
          <text:p text:style-name="P70"><text:span text:style-name="T29">Marceau Gérard </text:span><text:span text:style-name="T32">: </text:span><text:span text:style-name="T35">Je suis le chef du projet. Extrêmement polyvalent, j’ai dirigé l’ensemble de mon équipe sur chaque partie en supervisant les travaux de chacun. J’ai également participé à la bonne réalisation des dépôts Git. Je me suis occupé de la </text:span><text:span text:style-name="T36">requête</text:span><text:span text:style-name="T35"> Ajax (pour le système de likes </text:span><text:span text:style-name="T36">avec le bundle Axios qui permet une meilleur gestion des requêtes</text:span><text:span text:style-name="T35">, ) j’ai crée la partie concernant le tri des articles. J’ai géré </text:span><text:span text:style-name="T36">le système d’authentif</text:span><text:span text:style-name="T37">ication</text:span><text:span text:style-name="T36">. Je me suis occupé de la configuration de l’</text:span><text:span text:style-name="T37">ifr</text:span><text:span text:style-name="T36">ame de Spotify. Je me suis occupé du faker </text:span><text:span text:style-name="T38">et </text:span><text:span text:style-name="T36">du recaptcha.</text:span></text:p>
          <text:p text:style-name="P51"/>
        </text:list-item>
        <text:list-item>
          <text:p text:style-name="P71"><text:span text:style-name="T30">Steven Guidat</text:span><text:span text:style-name="T36"> : </text:span><text:span text:style-name="T39">à </text:span><text:span text:style-name="T40">l’ais</text:span><text:span text:style-name="T38">e</text:span><text:span text:style-name="T40"> en CSS, j’ai collaboré à la création de la m</text:span><text:span text:style-name="T39">aquette </text:span><text:span text:style-name="T40">de la </text:span><text:span text:style-name="T39">page d’accueil. </text:span><text:span text:style-name="T40">J’ai crée l</text:span><text:span text:style-name="T38">es</text:span><text:span text:style-name="T40"> maquette</text:span><text:span text:style-name="T38">s</text:span><text:span text:style-name="T39"> </text:span><text:span text:style-name="T40">et mis en forme la</text:span><text:span text:style-name="T39"> page d’un article </text:span><text:span text:style-name="T38">seul</text:span><text:span text:style-name="T39"> </text:span><text:span text:style-name="T40">et </text:span><text:span text:style-name="T38">celle </text:span><text:span text:style-name="T40">de la liste d</text:span><text:span text:style-name="T38">es</text:span><text:span text:style-name="T40"> articles.</text:span><text:span text:style-name="T39"> </text:span><text:span text:style-name="T40">J’ai également créé </text:span><text:span text:style-name="T38">l’aspect</text:span><text:span text:style-name="T40"> visuel des pages d’erreurs.</text:span><text:span text:style-name="T36"> </text:span></text:p>
          <text:p text:style-name="P52"/>
        </text:list-item>
        <text:list-item>
          <text:p text:style-name="P50"><text:span text:style-name="T58">Yan Pernot</text:span><text:span text:style-name="T63"> : Je <text:s/>suis très à l’aise avec les parties visuelles et la conception graphique. Je me suis occupé du CCS de YOUnison. </text:span><text:span text:style-name="T67">Après</text:span><text:span text:style-name="T66"> avoir travaillé la maquette j</text:span><text:span text:style-name="T63">’ai mis en place l</text:span><text:span text:style-name="T65">a</text:span><text:span text:style-name="T63"> page d’accueil avec le système de cards de </text:span><text:span text:style-name="T65">B</text:span><text:span text:style-name="T63">oots</text:span><text:span text:style-name="T70">t</text:span><text:span text:style-name="T63">rap en y appliquant de </text:span><text:span text:style-name="T65">multiples</text:span><text:span text:style-name="T63"> effets visuels. J’ai mis en place le header, le footer et la bannière tournante. </text:span><text:span text:style-name="T65">J’ai crée la partie visuel des pages de formulaires. </text:span><text:span text:style-name="T66">J’ai également veillé au bon développement UX et UI design du site</text:span><text:span text:style-name="T65">.</text:span></text:p>
        </text:list-item>
      </text:list>
      <text:p text:style-name="P5"/>
      <text:p text:style-name="P28"><text:span text:style-name="T52">Durant ce projet </text:span><text:span text:style-name="T53">nous pensons qua</text:span><text:span text:style-name="T52"> la grande force de notre équipe s</text:span><text:span text:style-name="T53">era</text:span><text:span text:style-name="T52"> de capitaliser sur les qualités de chacun selon ses domaines domaines de prédilection, que ce soit en i</text:span><text:span text:style-name="T49">ntégration ou en développement. Chaque décision d</text:span><text:span text:style-name="T51">evra</text:span><text:span text:style-name="T49"> e</text:span><text:span text:style-name="T51">tre</text:span><text:span text:style-name="T49"> prise dans le consentement collectif. </text:span><text:span text:style-name="T52"><text:s/></text:span></text:p>
      <text:p text:style-name="P3"/>
      <text:p text:style-name="P3"/>
      <text:p text:style-name="P3"/>
      <text:p text:style-name="P3"/>
      <text:p text:style-name="P60">2) PRÉSENTATION DU PROJET</text:p>
      <text:p text:style-name="P4"><text:soft-page-break/></text:p>
      <text:p text:style-name="P4">Pour notre projet de soutenance à WebForce3, nous avons décidé de nous regrouper autour d'une passion commune à tous les quatre : la musique.</text:p>
      <text:p text:style-name="P27"><text:span text:style-name="T15">Afin de travailler sur tous les aspects que nous av</text:span><text:span text:style-name="T54">i</text:span><text:span text:style-name="T15">ons vu durant les cours, un site de type </text:span><text:span text:style-name="T55">blog </text:span><text:span text:style-name="T41">e</text:span><text:span text:style-name="T44">st</text:span><text:span text:style-name="T41"> tout indiqué. </text:span><text:span text:style-name="T45">Ainsi nous pourrions présenter notre projet </text:span><text:span text:style-name="T44">à</text:span><text:span text:style-name="T45"> travers un système de publication et de </text:span><text:span text:style-name="T44">présentation</text:span><text:span text:style-name="T45"> d’articles. </text:span></text:p>
      <text:p text:style-name="P6"><text:span text:style-name="T2">A</text:span><text:span text:style-name="T1">u delà de cet aspect créatif et <text:s/>informatif, il nous incombait de rendre le site accessible à ses utilisateurs grâce à une système d’inscription afin de pouvoir commenter et liker les articles. Enfin nous ajouterons une Iframe Spotify en relation avec l’artiste publié afin que l’utilisateur puisse écouter sa musique.</text:span></text:p>
      <text:p text:style-name="P53">Pour le développement et l’intégration de notre site, nous utiliserons Symfony et Bootstrap.</text:p>
      <text:p text:style-name="P53"/>
      <text:p text:style-name="P61"/>
      <text:p text:style-name="P10"><text:tab/><text:span text:style-name="T59">A) Charte graphique</text:span></text:p>
      <text:p text:style-name="P10"/>
      <text:p text:style-name="P23"><text:span text:style-name="T18">Concernant la charte graphique nous </text:span><text:span text:style-name="T19">nous </text:span><text:span text:style-name="T18">inspirerons, en partie, des sites suivant pour comprendre comment mettre en place en place une identité visuelle propre</text:span></text:p>
      <text:p text:style-name="P11"/>
      <text:p text:style-name="P7"><text:a xlink:type="simple" xlink:href="https://www.nme.com/" text:style-name="Internet_20_link" text:visited-style-name="Visited_20_Internet_20_Link"><text:span text:style-name="T1">https://www.nme.com/</text:span></text:a></text:p>
      <text:p text:style-name="P7"><text:a xlink:type="simple" xlink:href="https://www.soundofviolence.net/index.php" text:style-name="Internet_20_link" text:visited-style-name="Visited_20_Internet_20_Link"><text:span text:style-name="T1">https://www.soundofviolence.net/index.php</text:span></text:a></text:p>
      <text:p text:style-name="P7"><text:a xlink:type="simple" xlink:href="https://pitchfork.com/" text:style-name="Internet_20_link" text:visited-style-name="Visited_20_Internet_20_Link"><text:span text:style-name="T1">https://pitchfork.com/</text:span></text:a></text:p>
      <text:p text:style-name="P7"><text:a xlink:type="simple" xlink:href="https://www.rocknfolk.com/" text:style-name="Internet_20_link" text:visited-style-name="Visited_20_Internet_20_Link"><text:span text:style-name="T1">https://www.rocknfolk.com/</text:span></text:a></text:p>
      <text:p text:style-name="P7"><text:a xlink:type="simple" xlink:href="https://www.rollingstone.fr/" text:style-name="Internet_20_link" text:visited-style-name="Visited_20_Internet_20_Link"><text:span text:style-name="T1">https://www.rollingstone.fr/</text:span></text:a></text:p>
      <text:p text:style-name="P14"/>
      <text:p text:style-name="P23"><text:span text:style-name="T22">Il est ensuite primordial de développer une identité propre, efficace et moderne en relation avec les a</text:span><text:span text:style-name="T24">rchétypes</text:span><text:span text:style-name="T22"> de 2020 . </text:span><text:span text:style-name="T15">L’objectif étant de fournir la meilleure expérience utilisateur possible </text:span><text:span text:style-name="T53">a</text:span><text:span text:style-name="T56">vec le produit</text:span></text:p>
      <text:p text:style-name="P14"/>
      <text:p text:style-name="P17"><text:a xlink:type="simple" xlink:href="https://digitalsynopsis.com/design/" text:style-name="Internet_20_link" text:visited-style-name="Visited_20_Internet_20_Link"><text:span text:style-name="T4">https://digitalsynopsis.com/design/</text:span></text:a></text:p>
      <text:p text:style-name="P8"><text:a xlink:type="simple" xlink:href="https://digitalsynopsis.com/design/graphic-design-elements-principles/" text:style-name="Internet_20_link" text:visited-style-name="Visited_20_Internet_20_Link"><text:span text:style-name="T1">https://digitalsynopsis.com/design/graphic-design-elements-principles/</text:span></text:a></text:p>
      <text:p text:style-name="P8"><text:a xlink:type="simple" xlink:href="https://blog-ux.com/" text:style-name="Internet_20_link" text:visited-style-name="Visited_20_Internet_20_Link"><text:span text:style-name="T1">https://blog-ux.com/</text:span></text:a></text:p>
      <text:p text:style-name="P7"><text:a xlink:type="simple" xlink:href="https://www.dafont.com/fr/" text:style-name="Internet_20_link" text:visited-style-name="Visited_20_Internet_20_Link"><text:span text:style-name="T1">https://www.dafont.com/fr/</text:span></text:a></text:p>
      <text:p text:style-name="P14"/>
      <text:p text:style-name="P14"><text:tab/><text:span text:style-name="T60">B) Outil</text:span></text:p>
      <text:p text:style-name="P15"/>
      <text:p text:style-name="P15">Support visuel : Bootstrap</text:p>
      <text:p text:style-name="P15">Framework : Symfony</text:p>
      <text:p text:style-name="P15">Base de donnée : Php myAdmin</text:p>
      <text:p text:style-name="P29"><text:span text:style-name="T23">L</text:span><text:span text:style-name="T21">angages : HTML, CSS, JavaScript, PHP, Ajax</text:span></text:p>
      <text:p text:style-name="P11"/>
      <text:p text:style-name="P11"><text:span text:style-name="T68"><text:tab/></text:span><text:span text:style-name="T78">C) Objectif du site</text:span></text:p>
      <text:p text:style-name="P56"/>
      <text:p text:style-name="P12"><text:span text:style-name="T68">S</text:span><text:span text:style-name="T63">ite musical, type blog</text:span></text:p>
      <text:p text:style-name="P57">Présenter <text:s/>des artistes, des chansons <text:s/>des albums, des chroniques de concert sous forme d’articles selon divers choix de présentation (chronologiques, articles les plus likés)</text:p>
      <text:p text:style-name="P59"/>
      <text:p text:style-name="P29"><text:span text:style-name="T21">Une partie propre aux admin avec publication et modification d’articles. Une autre partie User pour commenter et liker </text:span><text:span text:style-name="T25">les articles</text:span></text:p>
      <text:p text:style-name="P29"><text:span text:style-name="T21">Faire découvrir les morceaux de musiques via </text:span><text:span text:style-name="T25">une iframe Spotify</text:span></text:p>
      <text:p text:style-name="P59"/>
      <text:p text:style-name="P9"><text:span text:style-name="T43">Publics ciblés : </text:span><text:span text:style-name="T41">Rendre accessible au plus grand nombre </text:span><text:span text:style-name="T42">des news et des chroniques sur </text:span><text:soft-page-break/><text:span text:style-name="T42">des artistes musicaux. </text:span><text:span text:style-name="T43">Passionnés de musiques, musiciens, fans d’un artiste...</text:span></text:p>
      <text:p text:style-name="P16"/>
      <text:p text:style-name="P56"/>
      <text:p text:style-name="P11"><text:span text:style-name="T68"><text:tab/></text:span><text:span text:style-name="T79">D) Comité de pilotage</text:span></text:p>
      <text:p text:style-name="P58"/>
      <text:p text:style-name="P13"><text:span text:style-name="T63">Loïc : </text:span><text:span text:style-name="T69">Upload de fichier, formulaire</text:span></text:p>
      <text:p text:style-name="P12"><text:span text:style-name="T63">Marceau : </text:span><text:span text:style-name="T69">Faker, Ajax, Liste des articles</text:span></text:p>
      <text:p text:style-name="P13"><text:span text:style-name="T63">Steven : <text:s/></text:span><text:span text:style-name="T69">style.css, pages d’erreurs, articles</text:span></text:p>
      <text:p text:style-name="P12"><text:span text:style-name="T63">Yan : </text:span><text:span text:style-name="T69">style.css, bootstrap <text:s/>visuels accueil, cards, footer nav et formulaire </text:span></text:p>
      <text:p text:style-name="P10"/>
      <text:p text:style-name="P21"><text:span text:style-name="T8"><text:tab/></text:span><text:span text:style-name="T84">E ) Plan du site</text:span></text:p>
      <text:p text:style-name="P47"/>
      <text:p text:style-name="P30"><text:span text:style-name="T92">Accueil </text:span>: </text:p>
      <text:p text:style-name="P30"><text:tab/><text:tab/>Barre de navigation ( liste des articles inscription connexion, publication, <text:tab/><text:tab/><text:tab/><text:span text:style-name="T89">profil</text:span>)</text:p>
      <text:p text:style-name="P30"><text:tab/><text:tab/>Cards : En ordre d’importance, avec lien sur l’article</text:p>
      <text:p text:style-name="P30"><text:tab/><text:tab/>Footer (Réseaux sociaux)</text:p>
      <text:p text:style-name="P30"/>
      <text:p text:style-name="P30"><text:span text:style-name="T92">Liste des articles</text:span> :</text:p>
      <text:p text:style-name="P30"><text:tab/><text:tab/>Barre de navigation ( accueil, <text:s/>inscription connexion, publication)</text:p>
      <text:p text:style-name="P30"><text:tab/><text:tab/>Cards : Listes de 10 articles par pages, liens, likes</text:p>
      <text:p text:style-name="P30"><text:tab/><text:tab/>Footer (Réseaux sociaux)</text:p>
      <text:p text:style-name="P30"/>
      <text:p text:style-name="P30"><text:span text:style-name="T92">Article</text:span> : </text:p>
      <text:p text:style-name="P30"><text:tab/><text:tab/>Barre de navigation ( accueil, liste, inscription connexion, publication)</text:p>
      <text:p text:style-name="P30"><text:tab/><text:tab/>Cards : article principal, commentaires likes</text:p>
      <text:p text:style-name="P30"><text:tab/><text:tab/>Footer (Réseaux sociaux)<text:tab/></text:p>
      <text:p text:style-name="P30"/>
      <text:p text:style-name="P34"><text:span text:style-name="T92">Création d’article</text:span> : <text:s/></text:p>
      <text:p text:style-name="P63"><text:tab/><text:tab/>Barre de navigation ( accueil )</text:p>
      <text:p text:style-name="P34"><text:tab/><text:tab/>knp paginator</text:p>
      <text:p text:style-name="P35"><text:tab/><text:tab/>download d’image, d’api Spotify</text:p>
      <text:p text:style-name="P33"><text:tab/><text:tab/><text:tab/></text:p>
      <text:p text:style-name="P30"/>
      <text:p text:style-name="P30">I<text:span text:style-name="T92">nscription</text:span> : </text:p>
      <text:p text:style-name="P30"><text:tab/><text:tab/>Barre de navigation </text:p>
      <text:p text:style-name="P30"><text:tab/><text:tab/>Formulaire ( <text:span text:style-name="T89">mail, mdp, pseudo, recaptcha, validation)</text:span></text:p>
      <text:p text:style-name="P30"/>
      <text:p text:style-name="P24"><text:span text:style-name="T81">C</text:span><text:span text:style-name="T82">onnexion</text:span><text:span text:style-name="T80">: </text:span></text:p>
      <text:p text:style-name="P31"><text:tab/><text:tab/>Barre de navigation </text:p>
      <text:p text:style-name="P31"><text:tab/><text:tab/>Formulaire ( <text:span text:style-name="T89">mail, mdp, validation)</text:span></text:p>
      <text:p text:style-name="P33"/>
      <text:p text:style-name="P33"><text:span text:style-name="T92">Page de profi</text:span>l :</text:p>
      <text:p text:style-name="P32"><text:tab/><text:tab/>Barre de navigation </text:p>
      <text:p text:style-name="P32"><text:tab/><text:tab/>Formulaire ( <text:span text:style-name="T89">mail, pseudo téléchargement de la photo)</text:span></text:p>
      <text:p text:style-name="P10"/>
      <text:p text:style-name="P10"/>
      <text:p text:style-name="P10"/>
      <text:p text:style-name="P38"><text:span text:style-name="T91"><text:tab/></text:span>F) Fonctionnalités</text:p>
      <text:p text:style-name="P47"/>
      <text:p text:style-name="P37">Articles </text:p>
      <text:p text:style-name="P39"><text:soft-page-break/>Connexion (email, password, <text:span text:style-name="T90">recaptcha</text:span>)</text:p>
      <text:p text:style-name="P39">Inscription (email, user name, password, confirm password, submit, register date, role</text:p>
      <text:p text:style-name="P39">admin,)</text:p>
      <text:p text:style-name="P39">Upload de fichier img </text:p>
      <text:p text:style-name="P37"/>
      <text:p text:style-name="P10"/>
      <text:p text:style-name="P21"><text:span text:style-name="T84"><text:tab/>G) </text:span><text:span text:style-name="T83">L</text:span><text:span text:style-name="T84">angues</text:span></text:p>
      <text:p text:style-name="P66"/>
      <text:p text:style-name="P36">Français</text:p>
      <text:p text:style-name="P10"/>
      <text:p text:style-name="P10"/>
      <text:p text:style-name="P21"><text:span text:style-name="T85">3) P</text:span><text:span text:style-name="T86">RESTATION ATTENDUES</text:span></text:p>
      <text:p text:style-name="P67"/>
      <text:p text:style-name="P40"><text:span text:style-name="T57"><text:tab/></text:span><text:span text:style-name="T13">a) </text:span><text:span text:style-name="T12">Charte graphique et charte éditoriale</text:span></text:p>
      <text:p text:style-name="P65"/>
      <text:p text:style-name="P39"><text:span text:style-name="T57"><text:tab/></text:span><text:span text:style-name="T62">b) </text:span><text:span text:style-name="T57">Développement</text:span></text:p>
      <text:p text:style-name="P68"/>
      <text:p text:style-name="P39">Technologies utilisées :</text:p>
      <text:p text:style-name="P39">- Langages : HTML / CSS / PHP / JavaScript / SQL / Twig / <text:span text:style-name="T91">Ajax</text:span></text:p>
      <text:p text:style-name="P39">- Bibliothèques Framework = Bootstrap / jQuery / Symfony</text:p>
      <text:p text:style-name="P39">- Outils : Git / Visual Studio Code</text:p>
      <text:p text:style-name="P40"/>
      <text:p text:style-name="P40"/>
      <text:p text:style-name="P21"><text:span text:style-name="T85">4) G</text:span><text:span text:style-name="T86">ESTION DU TEMPS</text:span></text:p>
      <text:p text:style-name="P10"/>
      <text:p text:style-name="P10"/>
      <text:p text:style-name="P10"><text:span text:style-name="T7"><text:tab/></text:span><text:span text:style-name="T88">A) </text:span><text:span text:style-name="T87">Planning prévisionnel</text:span></text:p>
      <text:p text:style-name="P64"/>
      <text:p text:style-name="P25"><text:span text:style-name="T20">- Maquette de la page d’accueil, </text:span><text:span text:style-name="T73"><text:s/></text:span><text:span text:style-name="T74">création des entités articles, bdd, repository : </text:span><text:span text:style-name="T76">1 jour</text:span></text:p>
      <text:p text:style-name="P44"><text:span text:style-name="T74">- E</text:span><text:span text:style-name="T72">ntité User, Ajout et config d’Easy Admin, Main Controller, ajout slug, paginator, Main controller, formulaire, index et base.html.twig : </text:span><text:span text:style-name="T75">1 jour</text:span></text:p>
      <text:p text:style-name="P10">- <text:span text:style-name="T93">creation vue des articles, formulaire d’inscription, publication d’articles : <text:s/></text:span><text:span text:style-name="T61">1 jour</text:span></text:p>
      <text:p text:style-name="P14"><text:span text:style-name="T93">- page d’erreurs, Fixer, Faker Liip Imagine, sauvegarde de l’image dans le fichier, systeme de commentaires : </text:span><text:span text:style-name="T61">1 jour</text:span></text:p>
      <text:p text:style-name="P14">- <text:span text:style-name="T94">Gestion de l’affichage des cards, css formulaires, tri des articles, ordre des likes : 1 jour</text:span></text:p>
      <text:p text:style-name="P14">- <text:span text:style-name="T94">modification des articles, affichages des erreurs et des succes ds article View et Index</text:span></text:p>
      <text:p text:style-name="P26"><text:span text:style-name="T26">zoom des cards r</text:span><text:span text:style-name="T77">eglages css sur diverses pages</text:span><text:span text:style-name="T26"> : </text:span><text:span text:style-name="T27">2 jours</text:span></text:p>
      <text:p text:style-name="P43">-<text:span text:style-name="T4"> </text:span><text:span text:style-name="T5"><text:s/>photo de profil, contenu des commentaires, recaptcha, effets visuels css sur cards, modification d’articles, iframe spotify : </text:span><text:span text:style-name="T3">1 jour</text:span></text:p>
      <text:p text:style-name="P43"><text:span text:style-name="T6">-Overlay sur photo de la Une, reglages Ux design, reglages problemes divers, amélioration visuelle : <text:s/></text:span><text:span text:style-name="T3">1 jour</text:span></text:p>
      <text:p text:style-name="P41"/>
      <text:p text:style-name="P41"/>
      <text:p text:style-name="P41"/>
      <text:p text:style-name="P41"/>
      <text:p text:style-name="P69">5) SOUTENANCE</text:p>
      <text:p text:style-name="P69"/>
      <text:p text:style-name="P65">45 min</text:p>
      <text:p text:style-name="P39">Description du projet (Slides) =&gt; 3 min</text:p>
      <text:p text:style-name="P39">Présentation des membres de l’équipe et leurs rôles =&gt; 15 min</text:p>
      <text:p text:style-name="P39">Présentation des étapes et de production collective =&gt; 5 min</text:p>
      <text:p text:style-name="P39"><text:soft-page-break/>Présentation des outils et technologies utilisées =&gt; 5 min</text:p>
      <text:p text:style-name="P39">Justification des choix techniques</text:p>
      <text:p text:style-name="P39">Démo du site Web =&gt; 7 min</text:p>
      <text:p text:style-name="P39">Difficultés rencontrées =&gt; 5 min</text:p>
      <text:p text:style-name="P39">Evolution du projet =&gt; 5 min</text:p>
      <text:p text:style-name="P42">Questions réponses =&gt; 10 m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Pa0" style:family="paragraph" style:default-outline-level="">
      <style:paragraph-properties style:line-height-at-least="0.425c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rceau GERARD</meta:initial-creator>
    <meta:creation-date>2018-02-21T16:01:00</meta:creation-date>
    <dc:date>2020-07-16T12:32:00.565000000</dc:date>
    <meta:editing-duration>PT45M35S</meta:editing-duration>
    <meta:editing-cycles>4</meta:editing-cycles>
    <meta:generator>LibreOffice/6.3.4.2$Windows_X86_64 LibreOffice_project/60da17e045e08f1793c57c00ba83cdfce946d0aa</meta:generator>
    <meta:document-statistic meta:table-count="0" meta:image-count="0" meta:object-count="0" meta:page-count="5" meta:paragraph-count="110" meta:word-count="1125" meta:character-count="7190" meta:non-whitespace-character-count="6096"/>
  </office:meta>
</office:document-meta>
</file>